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T1" style:family="text">
      <style:text-properties officeooo:rsid="0019870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Repaso Programación Examen 13/05/2024</text:p>
      <text:p text:style-name="Text_20_body"/>
      <text:p text:style-name="Text_20_body"/>
      <text:p text:style-name="Text_20_body">Writers</text:p>
      <text:p text:style-name="Text_20_body"/>
      <text:list text:style-name="L1">
        <text:list-item>
          <text:p text:style-name="P1">Crear un fichero con dos cadenas iguales. La primera la añade carácter a carácter y la segunda en una cadena.</text:p>
        </text:list-item>
      </text:list>
      <text:p text:style-name="Text_20_body"/>
      <text:list text:continue-numbering="true" text:style-name="L1">
        <text:list-item>
          <text:p text:style-name="P1">Escribe un texto en un archivo de texto línea a línea leídas del teclado hasta que introduzca la cadena "fin".</text:p>
        </text:list-item>
      </text:list>
      <text:p text:style-name="Text_20_body"/>
      <text:list text:continue-numbering="true" text:style-name="L1">
        <text:list-item>
          <text:p text:style-name="P1">Crea un fichero que sea la copia de otro fichero que el usuario escribe su nombre. El fichero tendrá el formato copia_de_"fichero".txt</text:p>
        </text:list-item>
      </text:list>
      <text:p text:style-name="Text_20_body"/>
      <text:p text:style-name="Text_20_body"/>
      <text:p text:style-name="Text_20_body">Tokens</text:p>
      <text:p text:style-name="Text_20_body"/>
      <text:list text:style-name="L2">
        <text:list-item>
          <text:p text:style-name="P2">Pide por teclado el nombre, la estatura y la edad de un deportista. Introduce los datos en una sola linea y léelos con un objeto Scanner. Muestra el resultado por pantalla.</text:p>
        </text:list-item>
      </text:list>
      <text:p text:style-name="Text_20_body"/>
      <text:list text:continue-numbering="true" text:style-name="L2">
        <text:list-item>
          <text:p text:style-name="P2">Crear con un editor de texto un archivo con un conjunto de números reales, uno por línea. Abrirlo con un flujo de texto para lectura y leerlo línea a línea. Convertir las cadenas leídas en números de tipo double por medio de Scanner y mostrar al final la suma de todos ellos.</text:p>
        </text:list-item>
      </text:list>
      <text:p text:style-name="Text_20_body"/>
      <text:list text:continue-numbering="true" text:style-name="L2">
        <text:list-item>
          <text:p text:style-name="P2">Crea en un documento de texto el archivo de texto Jugadores.txt en la carpeta del proyecto. Escribe en él los nombres, edades y estaturas de los jugadores del equipo con un jugador en cada línea. Implementa un programa que lea del fichero los datos, muestre los nombres y calcule la media de las edades y estaturas, mostrándolas por pantalla.</text:p>
        </text:list-item>
      </text:list>
      <text:p text:style-name="Text_20_body"/>
      <text:p text:style-name="Text_20_body"/>
      <text:p text:style-name="Text_20_body">JavaXML</text:p>
      <text:p text:style-name="Text_20_body"/>
      <text:p text:style-name="Text_20_body"><text:a xlink:type="simple" xlink:href="https://classroom.google.com/u/1/c/NjIzOTM3NTc5NjY1/a/Njc2ODA0MzE0MDIw/details" text:style-name="Internet_20_link" text:visited-style-name="Visited_20_Internet_20_Link">https://classroom.google.com/u/1/c/NjIzOTM3NTc5NjY1/a/Njc2ODA0MzE0MDIw/details</text:a></text:p>
      <text:p text:style-name="Text_20_body"/>
      <text:p text:style-name="Text_20_body"/>
      <text:p text:style-name="Text_20_body"><text:soft-page-break/>Binarios</text:p>
      <text:p text:style-name="Text_20_body"/>
      <text:list text:style-name="L3">
        <text:list-item>
          <text:p text:style-name="P3">Pedir un entero n por consola y a continuacion pedir n numeros double que iremos insertando en una tabla. Guardar la tabla en un archivo binario.</text:p>
        </text:list-item>
      </text:list>
      <text:p text:style-name="Text_20_body"/>
      <text:list text:continue-numbering="true" text:style-name="L3">
        <text:list-item>
          <text:p text:style-name="P3">Guardar en una tabla tipo Socios los diferentes socios. Guardar la tabla en el archivo socios.dat. Recuperar la tabla. <text:span text:style-name="T1">La clase socio está compuesta por los atributos DNI y Nombre. Implementar método toString.</text:span></text:p>
        </text:list-item>
      </text:list>
      <text:p text:style-name="Text_20_body"/>
      <text:list text:continue-numbering="true" text:style-name="L3">
        <text:list-item>
          <text:p text:style-name="P3">Implementar un programa que registra la evolución temporal de la temperatura en una ciudad. La aplicación mostrará un menú que permite añadir nuevos registros de temperatura y mostrar el resultado de todos los registros históricos. Cada registro constará de la temperatura en grados centígrados introducida por teclado y la fecha y hora, que se leerá en el sistema en el momento de la creación del registro.</text:p>
        </text:list-item>
      </text:list>
      <text:p text:style-name="Text_20_body"/>
      <text:p text:style-name="Text_20_body"/>
      <text:list text:continue-numbering="true" text:style-name="L3">
        <text:list-item>
          <text:p text:style-name="P3">Implementa una aplicación que gestione una lista de nombres ordenada por orden alfabético. Al arrancar, se leerá de un fichero los nombres insertados anteriormente, mostrando "Lista vacía" en caso de que el fichero esté vacío o mostrando la lista de nombres en caso de que hubiera datos. A continuación, se pedirá al usuario nombres nuevos hasta que introduzca la cadena "fin". Cada nombre que se introduzca deberá añadirse a los que ya había, de forma que la lista permanezca ordenada. Al terminar, si hay nombres en la lista, se guardará en el fichero la lista actualizada. Se debe usar apertura con recursos.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6T10:19:08.468000000</meta:creation-date>
    <dc:date>2024-05-11T11:37:05.565000000</dc:date>
    <meta:editing-duration>PT17M39S</meta:editing-duration>
    <meta:editing-cycles>2</meta:editing-cycles>
    <meta:generator>LibreOffice/7.6.0.3$Windows_X86_64 LibreOffice_project/69edd8b8ebc41d00b4de3915dc82f8f0fc3b6265</meta:generator>
    <meta:document-statistic meta:table-count="0" meta:image-count="0" meta:object-count="0" meta:page-count="2" meta:paragraph-count="16" meta:word-count="450" meta:character-count="2678" meta:non-whitespace-character-count="2253"/>
  </office:meta>
</office:document-meta>
</file>